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f3fd" officeooo:paragraph-rsid="001bf3fd"/>
    </style:style>
    <style:style style:name="P2" style:family="paragraph" style:parent-style-name="Standard">
      <style:text-properties officeooo:rsid="001d3ccf" officeooo:paragraph-rsid="001d3ccf"/>
    </style:style>
    <style:style style:name="P3" style:family="paragraph" style:parent-style-name="Standard">
      <style:text-properties officeooo:rsid="001d3ccf" officeooo:paragraph-rsid="001d3ccf"/>
    </style:style>
    <style:style style:name="P4" style:family="paragraph" style:parent-style-name="Standard">
      <style:text-properties officeooo:rsid="00200b37" officeooo:paragraph-rsid="00200b37"/>
    </style:style>
    <style:style style:name="P5" style:family="paragraph" style:parent-style-name="Standard">
      <style:text-properties officeooo:rsid="00219145" officeooo:paragraph-rsid="00219145"/>
    </style:style>
    <style:style style:name="T1" style:family="text">
      <style:text-properties officeooo:rsid="001d3ccf"/>
    </style:style>
    <style:style style:name="T2" style:family="text">
      <style:text-properties officeooo:rsid="001debf8"/>
    </style:style>
    <style:style style:name="T3" style:family="text">
      <style:text-properties officeooo:rsid="0022e7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Gallery Text:</text:p>
      <text:p text:style-name="P1"/>
      <text:p text:style-name="P1">Hobby page</text:p>
      <text:p text:style-name="P1"><text:tab/>A page dedicated to the appreciation and study of green wood working. From the techniques <text:s/>of carving, to what wood and tools to use this a short introduction to the craft. It’s therapeutic and fills your life with beautiful handmade objects!</text:p>
      <text:p text:style-name="P1"/>
      <text:p text:style-name="P1">Movie Data</text:p>
      <text:p text:style-name="P1"><text:tab/>A practice in object manipulation and user interactivity in JavaScript. This site lets you see in fun facts about your favourite movies and lets you post new posters and facts to the wall.</text:p>
      <text:p text:style-name="P1"/>
      <text:p text:style-name="P1">Website</text:p>
      <text:p text:style-name="P1"><text:tab/>An autobiographical website about my background as a performing circus artist and teacher and my interest and progress so far retraining to be a developer. Built with <text:span text:style-name="T1">responsive design in mind and a start to my understanding </text:span><text:span text:style-name="T2">of </text:span><text:span text:style-name="T1">what are good development principles for accessibility. </text:span><text:s/></text:p>
      <text:p text:style-name="P1"/>
      <text:p text:style-name="P2">Game</text:p>
      <text:p text:style-name="P2"><text:tab/>A simple game for a simple blob! Dodge the spawning blocks and walls and stay alive as long as you can. What’s you high score? My first experiment working with the html canvas element and using js for animation.</text:p>
      <text:p text:style-name="P2"/>
      <text:p text:style-name="P5">Project Gallery</text:p>
      <text:p text:style-name="P5"><text:tab/>A collection of all the projects I’ve made for the Founders and Coders foundation course application. Uses flex box to place and arrange <text:span text:style-name="T3">the objects on the page. </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18T13:37:55.373000000</meta:creation-date>
    <dc:date>2023-03-21T19:49:11.110000000</dc:date>
    <meta:editing-duration>P1DT11M41S</meta:editing-duration>
    <meta:editing-cycles>2</meta:editing-cycles>
    <meta:generator>LibreOffice/6.4.4.2$Windows_X86_64 LibreOffice_project/3d775be2011f3886db32dfd395a6a6d1ca2630ff</meta:generator>
    <meta:document-statistic meta:table-count="0" meta:image-count="0" meta:object-count="0" meta:page-count="1" meta:paragraph-count="11" meta:word-count="197" meta:character-count="1160" meta:non-whitespace-character-count="965"/>
  </office:meta>
</office:document-meta>
</file>